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0786" officeooo:paragraph-rsid="00060786"/>
    </style:style>
    <style:style style:name="P2" style:family="paragraph" style:parent-style-name="Standard">
      <style:text-properties officeooo:rsid="000880a9" officeooo:paragraph-rsid="000880a9"/>
    </style:style>
    <style:style style:name="P3" style:family="paragraph" style:parent-style-name="Standard">
      <style:text-properties officeooo:rsid="0009e11b" officeooo:paragraph-rsid="0009e11b"/>
    </style:style>
    <style:style style:name="T1" style:family="text">
      <style:text-properties officeooo:rsid="00075c34"/>
    </style:style>
    <style:style style:name="T2" style:family="text">
      <style:text-properties officeooo:rsid="0009e11b"/>
    </style:style>
    <style:style style:name="T3" style:family="text">
      <style:text-properties officeooo:rsid="000bb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Massive spectroscopic surveys: <text:s/>measure redshift of distant object ==&gt; <text:s/>unveil structure of the universe</text:p>
      <text:p text:style-name="P1"/>
      <text:p text:style-name="P1">To do that: </text:p>
      <text:p text:style-name="P1">use mechanical fiber positioner to place a fiber (107 um) in front of a source to be targeted</text:p>
      <text:p text:style-name="P1"/>
      <text:p text:style-name="P1">Goal of the positioner:</text:p>
      <text:p text:style-name="P1">- fast (repositionning in less than 30 seconds (readout time of the detectors))</text:p>
      <text:p text:style-name="P1">- should not collide (can't do the redshift measurement)</text:p>
      <text:p text:style-name="P1">- accurate (less than 5 micron)</text:p>
      <text:p text:style-name="P1"/>
      <text:p text:style-name="P1">Dark energy as a fluid instead of the cosmological constant ==&gt; challenge discern the nature of this dark energy==&gt; obers<text:span text:style-name="T1">a</text:span>vation techniques have been proposed for the geometry and expansion of the universe</text:p>
      <text:p text:style-name="P1"/>
      <text:p text:style-name="P2">Intro,</text:p>
      <text:p text:style-name="P2">image cavin and hobbes</text:p>
      <text:p text:style-name="P2">expansion of the universe</text:p>
      <text:p text:style-name="P2">spectroscopic ==&gt; expliquer manuel projet et new generations (rapidos)</text:p>
      <text:p text:style-name="P2"><text:tab/><text:tab/>==&gt; <text:s/>new spectrostopics positioners <text:span text:style-name="T2">(form et toussa)</text:span></text:p>
      <text:p text:style-name="P2"><text:tab/><text:tab/>==&gt; important to have <text:span text:style-name="T2">3 pts </text:span></text:p>
      <text:p text:style-name="P3">Potential field </text:p>
      <text:p text:style-name="P3">==&gt; explanation</text:p>
      <text:p text:style-name="P3">==&gt; vs navigation function</text:p>
      <text:p text:style-name="P3">==&gt; <text:s/>DESI – work of Laleh</text:p>
      <text:p text:style-name="P3">==&gt; DESI vs MOONs</text:p>
      <text:p text:style-name="P3">==&gt; NEED you</text:p>
      <text:p text:style-name="P3"/>
      <text:p text:style-name="P3">My job : </text:p>
      <text:p text:style-name="P3">- 3 pts</text:p>
      <text:p text:style-name="P3">- why assignement priority <text:s/>eplanantion</text:p>
      <text:p text:style-name="P3">- What the algorithm did before leaving</text:p>
      <text:p text:style-name="P3">- intregration of the priority ==&gt; explanantion of the stauts</text:p>
      <text:p text:style-name="P3"><text:tab/><text:tab/><text:tab/><text:tab/>==&gt; EXPLANATION of the strategy </text:p>
      <text:p text:style-name="P3"><text:tab/><text:tab/><text:tab/><text:tab/><text:span text:style-name="T3">==&gt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57:56.647169886</meta:creation-date>
    <dc:date>2017-05-17T17:37:30.211218773</dc:date>
    <meta:editing-duration>PT4H22M1S</meta:editing-duration>
    <meta:editing-cycles>1</meta:editing-cycles>
    <meta:document-statistic meta:table-count="0" meta:image-count="0" meta:object-count="0" meta:page-count="1" meta:paragraph-count="27" meta:word-count="185" meta:character-count="1124" meta:non-whitespace-character-count="942"/>
    <meta:generator>LibreOffice/4.2.8.2$Linux_X86_64 LibreOffice_project/420m0$Build-2</meta:generator>
  </office:meta>
</office:document-meta>
</file>